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C0B0000022CCBEC4494D565C2AF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6.35cm" fo:min-width="21.5cm"/>
    </style:style>
    <style:style style:name="gr2" style:family="graphic" style:parent-style-name="text">
      <style:graphic-properties fo:min-height="0.869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text">
      <style:graphic-properties fo:min-height="0.8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padding-top="0cm" fo:padding-bottom="0cm" fo:padding-left="0cm" fo:padding-r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16.35cm" fo:min-width="4.5cm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4.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map" draw:style-name="gr1" draw:text-style-name="P1" draw:layer="Ebene4" svg:width="22cm" svg:height="16.6cm" svg:x="1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title" draw:style-name="gr2" draw:layer="Ebene4" svg:width="7.1cm" svg:height="0.869cm" svg:x="5.9cm" svg:y="1.125cm">
          <draw:text-box>
            <text:p><text:span text:style-name="T1">title</text:span></text:p>
          </draw:text-box>
        </draw:frame>
        <draw:custom-shape draw:name="northarrow" draw:style-name="gr3" draw:text-style-name="P1" draw:layer="Ebene4" svg:width="2cm" svg:height="2cm" svg:x="26.7cm" svg:y="1.3cm">
          <text:p/>
          <draw:enhanced-geometry svg:viewBox="0 0 21600 21600" draw:type="rectangle" draw:enhanced-path="M 0 0 L 21600 0 21600 21600 0 21600 0 0 Z N"/>
        </draw:custom-shape>
        <draw:frame draw:name="scale" draw:style-name="gr4" draw:layer="Ebene4" svg:width="6.2cm" svg:height="0.8cm" svg:x="1cm" svg:y="2.4cm">
          <draw:text-box>
            <text:p><text:span text:style-name="T2">Scale</text:span></text:p>
          </draw:text-box>
        </draw:frame>
        <draw:frame draw:name="date" draw:style-name="gr4" draw:layer="Ebene4" svg:width="3cm" svg:height="0.8cm" svg:x="23.2cm" svg:y="1.125cm">
          <draw:text-box>
            <text:p><text:span text:style-name="T3">date</text:span></text:p>
          </draw:text-box>
        </draw:frame>
        <draw:frame draw:style-name="gr5" draw:text-style-name="P2" draw:layer="layout" svg:width="3.967cm" svg:height="0.686cm" svg:x="1cm" svg:y="1.014cm">
          <draw:image xlink:href="Pictures/1000020100000C0B0000022CCBEC4494D565C2AF.png" xlink:type="simple" xlink:show="embed" xlink:actuate="onLoad">
            <text:p/>
          </draw:image>
        </draw:frame>
        <draw:custom-shape draw:name="scalebar" draw:style-name="gr6" draw:text-style-name="P1" draw:layer="Ebene4" svg:width="6cm" svg:height="0.5cm" svg:x="16.1cm" svg:y="19.1cm">
          <text:p/>
          <draw:enhanced-geometry svg:viewBox="0 0 21600 21600" draw:type="rectangle" draw:enhanced-path="M 0 0 L 21600 0 21600 21600 0 21600 0 0 Z N"/>
        </draw:custom-shape>
        <draw:custom-shape draw:name="legend" draw:style-name="gr7" draw:text-style-name="P1" draw:layer="Ebene4" svg:width="5cm" svg:height="16.6cm" svg:x="23.7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legendpage_image" draw:style-name="gr8" draw:text-style-name="P1" draw:layer="Ebene4" svg:width="4.7cm" svg:height="1.8cm" svg:x="18.1cm" svg:y="0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e_20_1" draw:textarea-horizontal-align="left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3-04-04T10:06:19</meta:creation-date>
    <dc:date>2017-11-09T13:28:35.099247977</dc:date>
    <meta:editing-duration>PT4H36M7S</meta:editing-duration>
    <meta:editing-cycles>21</meta:editing-cycles>
    <meta:generator>LibreOffice/5.1.6.2$Linux_X86_64 LibreOffice_project/10m0$Build-2</meta:generator>
    <meta:document-statistic meta:object-count="9"/>
  </office:meta>
</office:document-meta>
</file>